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standard">
      <style:graphic-properties svg:stroke-color="#000000" draw:fill="solid" draw:fill-color="#cfe7f5" draw:textarea-horizontal-align="justify" draw:textarea-vertical-align="middle" draw:auto-grow-height="false"/>
    </style:style>
    <style:style style:name="gr20" style:family="graphic" style:parent-style-name="standard">
      <style:graphic-properties svg:stroke-color="#000000" draw:fill="solid" draw:fill-color="#ffe0c1" draw:textarea-horizontal-align="justify" draw:textarea-vertical-align="middle" draw:auto-grow-height="false"/>
    </style:style>
    <style:style style:name="gr21" style:family="graphic" style:parent-style-name="standard">
      <style:graphic-properties svg:stroke-color="#000000" draw:fill="solid" draw:fill-color="#ffff99" draw:textarea-horizontal-align="justify" draw:textarea-vertical-align="middle" draw:auto-grow-height="false"/>
    </style:style>
    <style:style style:name="gr22" style:family="graphic" style:parent-style-name="standard">
      <style:graphic-properties svg:stroke-color="#000000" draw:fill="solid" draw:fill-color="#c3ffd7" draw:textarea-horizontal-align="justify" draw:textarea-vertical-align="middle" draw:auto-grow-height="false"/>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542cm" fo:min-width="0.941cm"/>
    </style:style>
    <style:style style:name="gr25" style:family="graphic" style:parent-style-name="standard">
      <style:graphic-properties draw:stroke="none" svg:stroke-color="#000000" draw:fill="none" draw:fill-color="#ffffff" draw:textarea-horizontal-align="left" draw:auto-grow-height="true" draw:auto-grow-width="false" fo:min-height="0.962cm" fo:min-width="0.008cm"/>
    </style:style>
    <style:style style:name="gr26" style:family="graphic" style:parent-style-name="standard">
      <style:graphic-properties draw:stroke="none" svg:stroke-color="#000000" draw:fill="none" draw:fill-color="#ffffff" draw:textarea-horizontal-align="left" draw:auto-grow-height="true" draw:auto-grow-width="true" fo:min-height="0.76cm" fo:min-width="0.859cm"/>
    </style:style>
    <style:style style:name="gr27" style:family="graphic" style:parent-style-name="standard">
      <style:graphic-properties draw:stroke="none" svg:stroke-color="#000000" draw:fill="none" draw:fill-color="#ffffff" draw:textarea-horizontal-align="left" draw:auto-grow-height="true" draw:auto-grow-width="true" fo:min-height="0.76cm" fo:min-width="0.695cm"/>
    </style:style>
    <style:style style:name="gr28" style:family="graphic" style:parent-style-name="standard">
      <style:graphic-properties draw:stroke="none" svg:stroke-color="#000000" draw:fill="none" draw:fill-color="#ffffff" draw:textarea-horizontal-align="left" draw:auto-grow-height="true" draw:auto-grow-width="true" fo:min-height="0.358cm" fo:min-width="0.748cm"/>
    </style:style>
    <style:style style:name="gr29"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0" style:family="graphic" style:parent-style-name="objectwithoutfill">
      <style:graphic-properties draw:stroke="dash" draw:stroke-dash="Dashed_20__28_var_29_" svg:stroke-color="#000000" draw:marker-end="Arrow" draw:marker-end-width="0.3cm" draw:fill="none" draw:textarea-vertical-align="middle"/>
    </style:style>
    <style:style style:name="gr31" style:family="graphic" style:parent-style-name="objectwithoutfill">
      <style:graphic-properties draw:stroke="dash" draw:stroke-dash="Ultrafine_20_Dashed"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3"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4" style:family="graphic" style:parent-style-name="standard">
      <style:graphic-properties draw:stroke="none" svg:stroke-color="#000000" draw:fill="solid" draw:fill-color="#ffffcc" draw:textarea-horizontal-align="justify" draw:textarea-vertical-align="middle" draw:auto-grow-height="false"/>
    </style:style>
    <style:style style:name="gr35"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6"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37"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47" style:family="graphic" style:parent-style-name="standard">
      <style:graphic-properties svg:stroke-color="#000000" draw:fill="solid" draw:fill-color="#ffffff"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9"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2" style:family="graphic" style:parent-style-name="standard">
      <style:graphic-properties draw:stroke="dash" draw:stroke-dash="Fine_20_Dashed" draw:fill="none" draw:textarea-horizontal-align="justify" draw:textarea-vertical-align="middle" draw:auto-grow-height="false"/>
    </style:style>
    <style:style style:name="gr53" style:family="graphic" style:parent-style-name="standard">
      <style:graphic-properties draw:stroke="none" draw:stroke-dash="Fine_20_Dashed" svg:stroke-color="#000000" draw:fill="none" draw:fill-color="#ffffff" draw:textarea-horizontal-align="left" draw:auto-grow-height="true" draw:auto-grow-width="true" fo:min-height="0.759cm" fo:min-width="3.618cm"/>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759cm" fo:min-width="3.617cm"/>
    </style:style>
    <style:style style:name="gr55"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57"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58"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59"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0"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61"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62"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6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6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6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6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6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69" style:family="graphic" style:parent-style-name="standard">
      <style:graphic-properties svg:stroke-color="#000000" draw:fill="solid" draw:fill-color="#ffcc99"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7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7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7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7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7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7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font-size="8pt" style:font-size-asian="8pt" style:font-size-complex="8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text-properties fo:color="#800000"/>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color="#800000" fo:font-size="8pt" style:font-size-asian="8pt" style:font-size-complex="8pt"/>
    </style:style>
    <style:style style:name="T7" style:family="text">
      <style:text-properties style:text-position="sub 58%" fo:font-size="10pt" style:font-size-asian="10pt" style:font-size-complex="10pt"/>
    </style:style>
    <style:style style:name="T8" style:family="text">
      <style:text-properties style:text-position="sub 58%" fo:font-size="8pt" style:font-size-asian="8pt" style:font-size-complex="8pt"/>
    </style:style>
    <style:style style:name="T9" style:family="text">
      <style:text-properties style:text-position="0% 100%" fo:font-size="8pt" fo:font-style="italic" style:font-size-asian="8pt" style:font-style-asian="italic" style:font-size-complex="8pt" style:font-style-complex="italic"/>
    </style:style>
    <style:style style:name="T10" style:family="text">
      <style:text-properties style:text-position="0% 100%" fo:font-size="8pt" style:font-size-asian="8pt" style:font-size-complex="8pt"/>
    </style:style>
    <style:style style:name="T11" style:family="text">
      <style:text-properties fo:font-size="8pt" fo:font-style="italic" style:font-size-asian="8pt" style:font-style-asian="italic" style:font-size-complex="8pt" style:font-style-complex="italic"/>
    </style:style>
    <style:style style:name="T12" style:family="text">
      <style:text-properties fo:color="#8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1.657cm" svg:y1="9.53cm" svg:x2="24.168cm" svg:y2="9.53cm">
            <text:p/>
          </draw:line>
          <draw:custom-shape draw:style-name="gr2" draw:text-style-name="P1" draw:layer="layout" svg:width="3.196cm" svg:height="3.195cm" svg:x="5.678cm" svg:y="7.93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8.885cm" svg:y="9.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241cm" svg:y="9.128cm">
            <draw:text-box>
              <text:p><text:span text:style-name="T1">o</text:span></text:p>
            </draw:text-box>
          </draw:frame>
          <draw:frame draw:style-name="gr4" draw:text-style-name="P2" draw:layer="layout" svg:width="1.253cm" svg:height="1.159cm" svg:x="5.567cm" svg:y="8.232cm">
            <draw:text-box>
              <text:p><text:span text:style-name="T1">a</text:span></text:p>
            </draw:text-box>
          </draw:frame>
          <draw:frame draw:style-name="gr4" draw:text-style-name="P2" draw:layer="layout" svg:width="1.253cm" svg:height="1.159cm" svg:x="5.526cm" svg:y="10.168cm">
            <draw:text-box>
              <text:p><text:span text:style-name="T1">b</text:span></text:p>
            </draw:text-box>
          </draw:frame>
          <draw:line draw:style-name="gr1" draw:text-style-name="P1" draw:layer="layout" svg:x1="9.559cm" svg:y1="9.53cm" svg:x2="11.842cm" svg:y2="9.53cm">
            <text:p/>
          </draw:line>
          <draw:line draw:style-name="gr1" draw:text-style-name="P1" draw:layer="layout" svg:x1="15.265cm" svg:y1="9.528cm" svg:x2="18.461cm" svg:y2="9.528cm">
            <text:p/>
          </draw:line>
          <draw:custom-shape draw:style-name="gr5" draw:text-style-name="P1" draw:layer="layout" svg:width="0.685cm" svg:height="1.826cm" draw:transform="rotate (1.5707963267949) translate (23.939cm 9.877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168cm" svg:y1="8.617cm" svg:x2="5.679cm" svg:y2="8.617cm">
            <text:p/>
          </draw:line>
          <draw:custom-shape draw:style-name="gr6" draw:text-style-name="P1" draw:layer="layout" svg:width="0.685cm" svg:height="1.826cm" draw:transform="rotate (1.5707963267949) translate (1.557cm 8.971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607cm" svg:y="8.259cm">
            <draw:text-box>
              <text:p><text:span text:style-name="T2">inp1</text:span></text:p>
            </draw:text-box>
          </draw:frame>
          <draw:line draw:style-name="gr1" draw:text-style-name="P1" draw:layer="layout" svg:x1="3.168cm" svg:y1="10.595cm" svg:x2="5.679cm" svg:y2="10.595cm">
            <text:p/>
          </draw:line>
          <draw:custom-shape draw:style-name="gr6" draw:text-style-name="P1" draw:layer="layout" svg:width="0.685cm" svg:height="1.826cm" draw:transform="rotate (1.5707963267949) translate (1.557cm 10.9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608cm" svg:y="10.296cm">
            <draw:text-box>
              <text:p><text:span text:style-name="T2">inp2</text:span></text:p>
            </draw:text-box>
          </draw:frame>
          <draw:frame draw:style-name="gr9" draw:text-style-name="P4" draw:layer="layout" svg:width="2.165cm" svg:height="1.094cm" svg:x="6.201cm" svg:y="7.096cm">
            <draw:text-box>
              <text:p><text:span text:style-name="T3">u1</text:span></text:p>
            </draw:text-box>
          </draw:frame>
          <draw:custom-shape draw:style-name="gr10" draw:text-style-name="P1" draw:layer="layout" svg:width="4.108cm" svg:height="2.739cm" svg:x="11.45cm" svg:y="8.843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356cm" svg:y="9.093cm">
            <draw:text-box>
              <text:p><text:span text:style-name="T1">d</text:span></text:p>
            </draw:text-box>
          </draw:frame>
          <draw:frame draw:style-name="gr11" draw:text-style-name="P2" draw:layer="layout" svg:width="1.253cm" svg:height="1.16cm" svg:x="14.917cm" svg:y="9.075cm">
            <draw:text-box>
              <text:p><text:span text:style-name="T1">q</text:span></text:p>
            </draw:text-box>
          </draw:frame>
          <draw:frame draw:style-name="gr12" draw:text-style-name="P2" draw:layer="layout" svg:width="1.542cm" svg:height="1.159cm" svg:x="12.895cm" svg:y="10.464cm">
            <draw:text-box>
              <text:p><text:span text:style-name="T1">ck</text:span></text:p>
            </draw:text-box>
          </draw:frame>
          <draw:custom-shape draw:style-name="gr13" draw:text-style-name="P1" draw:layer="layout" svg:width="0.457cm" svg:height="0.456cm" svg:x="13.216cm" svg:y="11.126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2.901cm" svg:y="8.055cm">
            <draw:text-box>
              <text:p><text:span text:style-name="T3">f1</text:span></text:p>
            </draw:text-box>
          </draw:frame>
          <draw:custom-shape draw:style-name="gr2" draw:text-style-name="P1" draw:layer="layout" svg:width="3.196cm" svg:height="3.196cm" draw:transform="rotate (-1.5707963267949) translate (21.166cm 7.9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148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8.907cm" svg:y="7.604cm">
            <draw:text-box>
              <text:p><text:span text:style-name="T3">u2</text:span></text:p>
            </draw:text-box>
          </draw:frame>
          <draw:frame draw:style-name="gr4" draw:text-style-name="P2" draw:layer="layout" svg:width="1.253cm" svg:height="1.159cm" svg:x="20.193cm" svg:y="9.057cm">
            <draw:text-box>
              <text:p><text:span text:style-name="T1">o</text:span></text:p>
            </draw:text-box>
          </draw:frame>
          <draw:frame draw:style-name="gr4" draw:text-style-name="P2" draw:layer="layout" svg:width="1.253cm" svg:height="1.159cm" svg:x="17.879cm" svg:y="9.093cm">
            <draw:text-box>
              <text:p><text:span text:style-name="T1">a</text:span></text:p>
            </draw:text-box>
          </draw:frame>
          <draw:line draw:style-name="gr16" draw:text-style-name="P1" draw:layer="layout" svg:x1="6.207cm" svg:y1="8.62cm" svg:x2="8.366cm" svg:y2="9.509cm">
            <text:p/>
          </draw:line>
          <draw:line draw:style-name="gr16" draw:text-style-name="P1" draw:layer="layout" svg:x1="6.207cm" svg:y1="10.652cm" svg:x2="8.366cm" svg:y2="9.636cm">
            <text:p/>
          </draw:line>
          <draw:line draw:style-name="gr16" draw:text-style-name="P1" draw:layer="layout" svg:x1="13.573cm" svg:y1="10.652cm" svg:x2="15.097cm" svg:y2="9.636cm">
            <text:p/>
          </draw:line>
          <draw:line draw:style-name="gr16" draw:text-style-name="P1" draw:layer="layout" svg:x1="18.526cm" svg:y1="9.53cm" svg:x2="20.304cm" svg:y2="9.53cm">
            <text:p/>
          </draw:line>
          <draw:frame draw:style-name="gr17" draw:text-style-name="P3" draw:layer="layout" svg:width="1.61cm" svg:height="1.023cm" svg:x="23.927cm" svg:y="9.163cm">
            <draw:text-box>
              <text:p><text:span text:style-name="T2">out</text:span></text:p>
            </draw:text-box>
          </draw:frame>
          <draw:line draw:style-name="gr1" draw:text-style-name="P1" draw:layer="layout" svg:x1="3.168cm" svg:y1="12.614cm" svg:x2="13.44cm" svg:y2="12.614cm">
            <text:p/>
          </draw:line>
          <draw:line draw:style-name="gr1" draw:text-style-name="P1" draw:layer="layout" svg:x1="13.439cm" svg:y1="12.614cm" svg:x2="13.439cm" svg:y2="11.582cm">
            <text:p/>
          </draw:line>
          <draw:custom-shape draw:style-name="gr6" draw:text-style-name="P1" draw:layer="layout" svg:width="0.684cm" svg:height="1.826cm" draw:transform="rotate (1.5707963267949) translate (1.557cm 12.95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612cm" svg:y="12.242cm">
            <draw:text-box>
              <text:p><text:span text:style-name="T2">clk</text:span></text:p>
            </draw:text-box>
          </draw:frame>
        </draw:g>
      </draw:page>
      <draw:page draw:name="page2" draw:style-name="dp1" draw:master-page-name="Default">
        <draw:g>
          <draw:custom-shape draw:style-name="gr19" draw:text-style-name="P1" draw:layer="layout" svg:width="0.708cm" svg:height="0.707cm" svg:x="5.531cm" svg:y="8.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708cm" svg:height="0.708cm" svg:x="5.531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707cm" svg:height="0.708cm" svg:x="9.245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07cm" svg:height="0.708cm" svg:x="13.882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07cm" svg:height="0.708cm" svg:x="22.928cm" svg:y="9.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708cm" svg:height="0.707cm" svg:x="19.075cm" svg:y="9.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592cm" svg:y1="9.19cm" svg:x2="9.068cm" svg:y2="9.897cm">
            <text:p/>
          </draw:line>
          <draw:line draw:style-name="gr23" draw:text-style-name="P1" draw:layer="layout" svg:x1="6.416cm" svg:y1="11.135cm" svg:x2="9.069cm" svg:y2="10.251cm">
            <text:p/>
          </draw:line>
          <draw:line draw:style-name="gr23" draw:text-style-name="P1" draw:layer="layout" svg:x1="10.129cm" svg:y1="10.074cm" svg:x2="13.489cm" svg:y2="10.074cm">
            <text:p/>
          </draw:line>
          <draw:line draw:style-name="gr23" draw:text-style-name="P1" draw:layer="layout" svg:x1="20.209cm" svg:y1="9.897cm" svg:x2="22.685cm" svg:y2="9.897cm">
            <text:p/>
          </draw:line>
          <draw:line draw:style-name="gr23" draw:text-style-name="P1" draw:layer="layout" svg:x1="14.904cm" svg:y1="10.074cm" svg:x2="18.794cm" svg:y2="9.897cm">
            <text:p/>
          </draw:line>
          <draw:frame draw:style-name="gr24" draw:text-style-name="P3" draw:layer="layout" svg:width="1.441cm" svg:height="0.792cm" svg:x="5.197cm" svg:y="8.161cm">
            <draw:text-box>
              <text:p><text:span text:style-name="T2">inp1</text:span></text:p>
            </draw:text-box>
          </draw:frame>
          <draw:frame draw:style-name="gr25" draw:text-style-name="P3" draw:layer="layout" svg:width="1.818cm" svg:height="1.212cm" svg:x="5.193cm" svg:y="10.089cm">
            <draw:text-box>
              <text:p><text:span text:style-name="T2">inp2</text:span></text:p>
            </draw:text-box>
          </draw:frame>
          <draw:frame draw:style-name="gr26" draw:text-style-name="P2" draw:layer="layout" svg:width="1.359cm" svg:height="1.01cm" svg:x="18.887cm" svg:y="8.888cm">
            <draw:text-box>
              <text:p><text:span text:style-name="T1">u2</text:span></text:p>
            </draw:text-box>
          </draw:frame>
          <draw:frame draw:style-name="gr26" draw:text-style-name="P2" draw:layer="layout" svg:width="1.359cm" svg:height="1.01cm" svg:x="9.127cm" svg:y="9.032cm">
            <draw:text-box>
              <text:p><text:span text:style-name="T1">u1</text:span></text:p>
            </draw:text-box>
          </draw:frame>
          <draw:frame draw:style-name="gr27" draw:text-style-name="P2" draw:layer="layout" svg:width="1.195cm" svg:height="1.01cm" svg:x="13.808cm" svg:y="9.001cm">
            <draw:text-box>
              <text:p><text:span text:style-name="T1">f1</text:span></text:p>
            </draw:text-box>
          </draw:frame>
          <draw:frame draw:style-name="gr28" draw:text-style-name="P3" draw:layer="layout" svg:width="1.248cm" svg:height="0.725cm" svg:x="22.751cm" svg:y="8.899cm">
            <draw:text-box>
              <text:p><text:span text:style-name="T2">out</text:span></text:p>
            </draw:text-box>
          </draw:frame>
          <draw:custom-shape draw:style-name="gr29" draw:text-style-name="P1" draw:layer="layout" svg:width="0.707cm" svg:height="0.707cm" svg:x="1.815cm" svg:y="10.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2.702cm" svg:y1="10.251cm" svg:x2="5.355cm" svg:y2="9.367cm">
            <text:p/>
          </draw:line>
          <draw:line draw:style-name="gr31" draw:text-style-name="P1" draw:layer="layout" svg:x1="2.702cm" svg:y1="10.604cm" svg:x2="5.355cm" svg:y2="11.311cm">
            <text:p/>
          </draw:line>
          <draw:custom-shape draw:style-name="gr29" draw:text-style-name="P1" draw:layer="layout" svg:width="0.708cm" svg:height="0.707cm" svg:x="25.594cm" svg:y="9.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1" draw:layer="layout" svg:x1="23.922cm" svg:y1="9.935cm" svg:x2="25.514cm" svg:y2="9.935cm">
            <text:p/>
          </draw:line>
          <draw:frame draw:style-name="gr32" draw:text-style-name="P3" draw:layer="layout" svg:width="1.578cm" svg:height="0.792cm" svg:x="1.482cm" svg:y="9.396cm">
            <draw:text-box>
              <text:p><text:span text:style-name="T2">fonte</text:span></text:p>
            </draw:text-box>
          </draw:frame>
          <draw:frame draw:style-name="gr33" draw:text-style-name="P3" draw:layer="layout" svg:width="2.797cm" svg:height="0.792cm" svg:x="25.05cm" svg:y="8.967cm">
            <draw:text-box>
              <text:p><text:span text:style-name="T2">terminal</text:span></text:p>
            </draw:text-box>
          </draw:frame>
        </draw:g>
      </draw:page>
      <draw:page draw:name="page3" draw:style-name="dp1" draw:master-page-name="Default">
        <draw:g>
          <draw:custom-shape draw:style-name="gr34"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 draw:text-style-name="P2" draw:layer="layout" svg:width="0.95cm" svg:height="0.88cm" svg:x="9.857cm" svg:y="8.665cm">
            <draw:text-box>
              <text:p><text:span text:style-name="T1">o</text:span></text:p>
            </draw:text-box>
          </draw:frame>
          <draw:frame draw:style-name="gr36" draw:text-style-name="P2" draw:layer="layout" svg:width="0.951cm" svg:height="0.879cm" svg:x="8.028cm" svg:y="7.985cm">
            <draw:text-box>
              <text:p><text:span text:style-name="T1">a</text:span></text:p>
            </draw:text-box>
          </draw:frame>
          <draw:frame draw:style-name="gr36"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7"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8" draw:text-style-name="P3" draw:layer="layout" svg:width="1.411cm" svg:height="0.775cm" svg:x="5.025cm" svg:y="9.551cm">
            <draw:text-box>
              <text:p><text:span text:style-name="T2">inp2</text:span></text:p>
            </draw:text-box>
          </draw:frame>
          <draw:frame draw:style-name="gr39"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5" draw:text-style-name="P2" draw:layer="layout" svg:width="0.95cm" svg:height="0.88cm" svg:x="12.42cm" svg:y="8.738cm">
            <draw:text-box>
              <text:p><text:span text:style-name="T1">d</text:span></text:p>
            </draw:text-box>
          </draw:frame>
          <draw:frame draw:style-name="gr40" draw:text-style-name="P2" draw:layer="layout" svg:width="0.951cm" svg:height="0.88cm" svg:x="14.922cm" svg:y="8.724cm">
            <draw:text-box>
              <text:p><text:span text:style-name="T1">q</text:span></text:p>
            </draw:text-box>
          </draw:frame>
          <draw:frame draw:style-name="gr41"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2"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4" draw:layer="layout" svg:width="1.643cm" svg:height="1.312cm" svg:x="18.149cm" svg:y="7.508cm">
            <draw:text-box>
              <text:p><text:span text:style-name="T3">u2</text:span></text:p>
            </draw:text-box>
          </draw:frame>
          <draw:frame draw:style-name="gr44" draw:text-style-name="P2" draw:layer="layout" svg:width="0.95cm" svg:height="0.879cm" svg:x="19.025cm" svg:y="8.611cm">
            <draw:text-box>
              <text:p><text:span text:style-name="T1">o</text:span></text:p>
            </draw:text-box>
          </draw:frame>
          <draw:frame draw:style-name="gr36"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5"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6" draw:text-style-name="P3" draw:layer="layout" svg:width="1.163cm" svg:height="0.776cm" svg:x="5.028cm" svg:y="11.795cm">
            <draw:text-box>
              <text:p><text:span text:style-name="T2">clk</text:span></text:p>
            </draw:text-box>
          </draw:frame>
          <draw:custom-shape draw:style-name="gr47" draw:text-style-name="P5" draw:layer="layout" svg:width="0.889cm" svg:height="1.27cm" svg:x="6.715cm" svg:y="6.969cm">
            <text:p><text:span text:style-name="T4">0 / 0</text:span></text:p>
            <text:p><text:span text:style-name="T4">0 / 1</text:span></text:p>
            <text:p><text:span text:style-name="T4">0 / 1</text:span></text:p>
            <draw:enhanced-geometry svg:viewBox="0 0 21600 21600" draw:type="rectangle" draw:enhanced-path="M 0 0 L 21600 0 21600 21600 0 21600 0 0 Z N"/>
          </draw:custom-shape>
          <draw:frame draw:style-name="gr48" draw:text-style-name="P6" draw:layer="layout" svg:width="1.086cm" svg:height="0.645cm" svg:x="8.931cm" svg:y="8.102cm">
            <draw:text-box>
              <text:p><text:span text:style-name="T5">2, 3</text:span></text:p>
            </draw:text-box>
          </draw:frame>
          <draw:frame draw:style-name="gr48" draw:text-style-name="P6" draw:layer="layout" svg:width="1.086cm" svg:height="0.645cm" svg:x="8.62cm" svg:y="9.001cm">
            <draw:text-box>
              <text:p><text:span text:style-name="T5">1, 2</text:span></text:p>
            </draw:text-box>
          </draw:frame>
          <draw:custom-shape draw:style-name="gr47" draw:text-style-name="P5" draw:layer="layout" svg:width="0.889cm" svg:height="1.27cm" svg:x="6.715cm" svg:y="10.017cm">
            <text:p><text:span text:style-name="T4">0 / 0</text:span></text:p>
            <text:p><text:span text:style-name="T4">1 / 2</text:span></text:p>
            <text:p><text:span text:style-name="T4">1 / 2</text:span></text:p>
            <draw:enhanced-geometry svg:viewBox="0 0 21600 21600" draw:type="rectangle" draw:enhanced-path="M 0 0 L 21600 0 21600 21600 0 21600 0 0 Z N"/>
          </draw:custom-shape>
          <draw:custom-shape draw:style-name="gr47" draw:text-style-name="P5" draw:layer="layout" svg:width="0.889cm" svg:height="1.27cm" svg:x="11.287cm" svg:y="7.477cm">
            <text:p><text:span text:style-name="T4">2 / 3</text:span></text:p>
            <text:p><text:span text:style-name="T4">3 / 3</text:span></text:p>
            <text:p><text:span text:style-name="T4">1 / 0</text:span></text:p>
            <draw:enhanced-geometry svg:viewBox="0 0 21600 21600" draw:type="rectangle" draw:enhanced-path="M 0 0 L 21600 0 21600 21600 0 21600 0 0 Z N"/>
          </draw:custom-shape>
          <draw:custom-shape draw:style-name="gr47" draw:text-style-name="P5" draw:layer="layout" svg:width="1.143cm" svg:height="1.27cm" svg:x="15.859cm" svg:y="7.604cm">
            <text:p><text:span text:style-name="T4">1 / 1.5</text:span></text:p>
            <text:p><text:span text:style-name="T4">1 / 1</text:span></text:p>
            <text:p><text:span text:style-name="T6">0 / -0.5</text:span></text:p>
            <draw:enhanced-geometry svg:viewBox="0 0 21600 21600" draw:type="rectangle" draw:enhanced-path="M 0 0 L 21600 0 21600 21600 0 21600 0 0 Z N"/>
          </draw:custom-shape>
          <draw:custom-shape draw:style-name="gr47" draw:text-style-name="P5" draw:layer="layout" svg:width="1.162cm" svg:height="0.889cm" svg:x="8.747cm" svg:y="5.064cm">
            <text:p><text:span text:style-name="T4">T = 3</text:span></text:p>
            <draw:enhanced-geometry svg:viewBox="0 0 21600 21600" draw:mirror-horizontal="false" draw:mirror-vertical="false" draw:type="rectangle" draw:enhanced-path="M 0 0 L 21600 0 21600 21600 0 21600 0 0 Z N"/>
          </draw:custom-shape>
          <draw:custom-shape draw:style-name="gr47" draw:text-style-name="P5" draw:layer="layout" svg:width="1.27cm" svg:height="1.396cm" svg:x="20.431cm" svg:y="7.478cm">
            <text:p><text:span text:style-name="T4">3.5 / 3</text:span></text:p>
            <text:p><text:span text:style-name="T4">3 / 3</text:span></text:p>
            <text:p><text:span text:style-name="T6">-0.5 / 0</text:span></text:p>
            <draw:enhanced-geometry svg:viewBox="0 0 21600 21600" draw:type="rectangle" draw:enhanced-path="M 0 0 L 21600 0 21600 21600 0 21600 0 0 Z N"/>
          </draw:custom-shape>
          <draw:frame draw:style-name="gr48" draw:text-style-name="P6" draw:layer="layout" svg:width="1.378cm" svg:height="0.645cm" svg:x="13.757cm" svg:y="8.874cm">
            <draw:text-box>
              <text:p><text:span text:style-name="T5">1, 1.5</text:span></text:p>
            </draw:text-box>
          </draw:frame>
          <draw:frame draw:style-name="gr48" draw:text-style-name="P6" draw:layer="layout" svg:width="1.086cm" svg:height="0.645cm" svg:x="17.948cm" svg:y="8.483cm">
            <draw:text-box>
              <text:p><text:span text:style-name="T5">2, 2</text:span></text:p>
            </draw:text-box>
          </draw:frame>
          <draw:path draw:style-name="gr49"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 draw:text-style-name="P2" draw:layer="layout" svg:width="0.95cm" svg:height="0.88cm" svg:x="17.211cm" svg:y="3.269cm">
            <draw:text-box>
              <text:p><text:span text:style-name="T1">o</text:span></text:p>
            </draw:text-box>
          </draw:frame>
          <draw:frame draw:style-name="gr36" draw:text-style-name="P2" draw:layer="layout" svg:width="0.951cm" svg:height="0.879cm" svg:x="15.382cm" svg:y="2.589cm">
            <draw:text-box>
              <text:p><text:span text:style-name="T1">a</text:span></text:p>
            </draw:text-box>
          </draw:frame>
          <draw:frame draw:style-name="gr36"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48" draw:text-style-name="P6" draw:layer="layout" svg:width="1.53cm" svg:height="0.761cm" svg:x="16.285cm" svg:y="2.706cm">
            <draw:text-box>
              <text:p><text:span text:style-name="T5">rd</text:span><text:span text:style-name="T7">a</text:span><text:span text:style-name="T5">, fd</text:span><text:span text:style-name="T7">a</text:span></text:p>
            </draw:text-box>
          </draw:frame>
          <draw:frame draw:style-name="gr48" draw:text-style-name="P6" draw:layer="layout" svg:width="1.53cm" svg:height="0.761cm" svg:x="15.599cm" svg:y="3.413cm">
            <draw:text-box>
              <text:p><text:span text:style-name="T5">rd</text:span><text:span text:style-name="T7">b</text:span><text:span text:style-name="T5">, fd</text:span><text:span text:style-name="T7">b</text:span></text:p>
            </draw:text-box>
          </draw:frame>
          <draw:custom-shape draw:style-name="gr47" draw:text-style-name="P5" draw:layer="layout" svg:width="0.889cm" svg:height="1.27cm" svg:x="17.891cm" svg:y="1.635cm">
            <text:p><text:span text:style-name="T4">ra / fa</text:span></text:p>
            <text:p><text:span text:style-name="T4">rr / fr</text:span></text:p>
            <text:p><text:span text:style-name="T4">rs / fs</text:span></text:p>
            <draw:enhanced-geometry svg:viewBox="0 0 21600 21600" draw:type="rectangle" draw:enhanced-path="M 0 0 L 21600 0 21600 21600 0 21600 0 0 Z N"/>
          </draw:custom-shape>
          <draw:frame draw:style-name="gr50" draw:layer="layout" svg:width="2.962cm" svg:height="0.962cm" svg:x="14.929cm" svg:y="1.381cm">
            <draw:text-box>
              <text:p>Legenda</text:p>
            </draw:text-box>
          </draw:frame>
          <draw:frame draw:style-name="gr51" draw:text-style-name="P7" draw:layer="layout" svg:width="4.985cm" svg:height="3.615cm" svg:x="19.002cm" svg:y="1.762cm">
            <draw:text-box>
              <text:p><text:span text:style-name="T4">rd</text:span><text:span text:style-name="T8">a </text:span><text:span text:style-name="T4">= </text:span><text:span text:style-name="T9">rise delay</text:span><text:span text:style-name="T10"> pelo arco do pino a</text:span></text:p>
              <text:p><text:span text:style-name="T10">fd</text:span><text:span text:style-name="T8">a </text:span><text:span text:style-name="T10">= </text:span><text:span text:style-name="T9">fall delay</text:span><text:span text:style-name="T10"> pelo arco do pino a</text:span></text:p>
              <text:p><text:span text:style-name="T4">ra = </text:span><text:span text:style-name="T11">rise arrival time</text:span></text:p>
              <text:p><text:span text:style-name="T4">fa = </text:span><text:span text:style-name="T11">fall arrival time</text:span></text:p>
              <text:p><text:span text:style-name="T4">rr = </text:span><text:span text:style-name="T11">rise required time</text:span></text:p>
              <text:p><text:span text:style-name="T4">fr = </text:span><text:span text:style-name="T11">fall required time</text:span></text:p>
              <text:p><text:span text:style-name="T4">rs = </text:span><text:span text:style-name="T11">rise slack</text:span></text:p>
              <text:p><text:span text:style-name="T4">fs = </text:span><text:span text:style-name="T11">fall slack</text:span></text:p>
              <text:p><text:span text:style-name="T4"/></text:p>
              <text:p><text:span text:style-name="T10"/></text:p>
            </draw:text-box>
          </draw:frame>
          <draw:frame draw:style-name="gr50" draw:text-style-name="P8" draw:layer="layout" svg:width="8.778cm" svg:height="0.962cm" svg:x="15.59cm" svg:y="10.017cm">
            <draw:text-box>
              <text:p><text:span text:style-name="T12">Caminho crítico com violação</text:span></text:p>
            </draw:text-box>
          </draw:frame>
        </draw:g>
      </draw:page>
      <draw:page draw:name="page4" draw:style-name="dp1" draw:master-page-name="Default">
        <draw:g>
          <draw:custom-shape draw:style-name="gr19" draw:text-style-name="P1" draw:layer="layout" svg:width="0.708cm" svg:height="0.707cm" svg:x="5.53cm" svg:y="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708cm" svg:height="0.708cm" svg:x="5.53cm" svg:y="1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707cm" svg:height="0.708cm" svg:x="9.244cm" svg:y="9.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07cm" svg:height="0.708cm" svg:x="13.881cm" svg:y="9.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07cm" svg:height="0.708cm" svg:x="22.927cm" svg:y="9.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708cm" svg:height="0.707cm" svg:x="19.074cm" svg:y="9.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591cm" svg:y1="9.192cm" svg:x2="9.067cm" svg:y2="9.899cm">
            <text:p/>
          </draw:line>
          <draw:line draw:style-name="gr23" draw:text-style-name="P1" draw:layer="layout" svg:x1="6.415cm" svg:y1="11.137cm" svg:x2="9.068cm" svg:y2="10.253cm">
            <text:p/>
          </draw:line>
          <draw:line draw:style-name="gr23" draw:text-style-name="P1" draw:layer="layout" svg:x1="10.128cm" svg:y1="10.076cm" svg:x2="13.488cm" svg:y2="10.076cm">
            <text:p/>
          </draw:line>
          <draw:line draw:style-name="gr23" draw:text-style-name="P1" draw:layer="layout" svg:x1="20.208cm" svg:y1="9.899cm" svg:x2="22.684cm" svg:y2="9.899cm">
            <text:p/>
          </draw:line>
          <draw:line draw:style-name="gr23" draw:text-style-name="P1" draw:layer="layout" svg:x1="14.903cm" svg:y1="10.076cm" svg:x2="18.793cm" svg:y2="9.899cm">
            <text:p/>
          </draw:line>
          <draw:frame draw:style-name="gr24" draw:text-style-name="P3" draw:layer="layout" svg:width="1.441cm" svg:height="0.792cm" svg:x="5.196cm" svg:y="8.163cm">
            <draw:text-box>
              <text:p><text:span text:style-name="T2">inp1</text:span></text:p>
            </draw:text-box>
          </draw:frame>
          <draw:frame draw:style-name="gr25" draw:text-style-name="P3" draw:layer="layout" svg:width="1.818cm" svg:height="1.212cm" svg:x="5.192cm" svg:y="10.091cm">
            <draw:text-box>
              <text:p><text:span text:style-name="T2">inp2</text:span></text:p>
            </draw:text-box>
          </draw:frame>
          <draw:frame draw:style-name="gr26" draw:text-style-name="P2" draw:layer="layout" svg:width="1.359cm" svg:height="1.01cm" svg:x="18.886cm" svg:y="8.89cm">
            <draw:text-box>
              <text:p><text:span text:style-name="T1">u2</text:span></text:p>
            </draw:text-box>
          </draw:frame>
          <draw:frame draw:style-name="gr26" draw:text-style-name="P2" draw:layer="layout" svg:width="1.359cm" svg:height="1.01cm" svg:x="9.126cm" svg:y="9.034cm">
            <draw:text-box>
              <text:p><text:span text:style-name="T1">u1</text:span></text:p>
            </draw:text-box>
          </draw:frame>
          <draw:frame draw:style-name="gr27" draw:text-style-name="P2" draw:layer="layout" svg:width="1.195cm" svg:height="1.01cm" svg:x="13.807cm" svg:y="9.003cm">
            <draw:text-box>
              <text:p><text:span text:style-name="T1">f1</text:span></text:p>
            </draw:text-box>
          </draw:frame>
          <draw:frame draw:style-name="gr28" draw:text-style-name="P3" draw:layer="layout" svg:width="1.248cm" svg:height="0.725cm" svg:x="22.75cm" svg:y="8.901cm">
            <draw:text-box>
              <text:p><text:span text:style-name="T2">out</text:span></text:p>
            </draw:text-box>
          </draw:frame>
          <draw:custom-shape draw:style-name="gr29" draw:text-style-name="P1" draw:layer="layout" svg:width="0.707cm" svg:height="0.707cm" svg:x="1.814cm" svg:y="10.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2.701cm" svg:y1="10.253cm" svg:x2="5.354cm" svg:y2="9.369cm">
            <text:p/>
          </draw:line>
          <draw:line draw:style-name="gr31" draw:text-style-name="P1" draw:layer="layout" svg:x1="2.701cm" svg:y1="10.606cm" svg:x2="5.354cm" svg:y2="11.313cm">
            <text:p/>
          </draw:line>
          <draw:custom-shape draw:style-name="gr29" draw:text-style-name="P1" draw:layer="layout" svg:width="0.708cm" svg:height="0.707cm" svg:x="25.593cm" svg:y="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1" draw:layer="layout" svg:x1="23.921cm" svg:y1="9.937cm" svg:x2="25.513cm" svg:y2="9.937cm">
            <text:p/>
          </draw:line>
          <draw:frame draw:style-name="gr32" draw:text-style-name="P3" draw:layer="layout" svg:width="1.578cm" svg:height="0.792cm" svg:x="1.481cm" svg:y="9.398cm">
            <draw:text-box>
              <text:p><text:span text:style-name="T2">fonte</text:span></text:p>
            </draw:text-box>
          </draw:frame>
          <draw:frame draw:style-name="gr33" draw:text-style-name="P3" draw:layer="layout" svg:width="2.797cm" svg:height="0.792cm" svg:x="25.049cm" svg:y="8.969cm">
            <draw:text-box>
              <text:p><text:span text:style-name="T2">terminal</text:span></text:p>
            </draw:text-box>
          </draw:frame>
          <draw:custom-shape draw:style-name="gr52" draw:text-style-name="P1" draw:layer="layout" svg:width="10.787cm" svg:height="6.011cm" svg:x="3.408cm" svg:y="6.717cm">
            <text:p/>
            <draw:enhanced-geometry svg:viewBox="0 0 21600 21600" draw:type="rectangle" draw:enhanced-path="M 0 0 L 21600 0 21600 21600 0 21600 0 0 Z N"/>
          </draw:custom-shape>
          <draw:custom-shape draw:style-name="gr52" draw:text-style-name="P1" draw:layer="layout" svg:width="10.08cm" svg:height="6.011cm" svg:x="14.195cm" svg:y="6.716cm">
            <text:p/>
            <draw:enhanced-geometry svg:viewBox="0 0 21600 21600" draw:type="rectangle" draw:enhanced-path="M 0 0 L 21600 0 21600 21600 0 21600 0 0 Z N"/>
          </draw:custom-shape>
          <draw:frame draw:style-name="gr53" draw:text-style-name="P3" draw:layer="layout" svg:width="4.118cm" svg:height="1.009cm" svg:x="11.274cm" svg:y="6.793cm">
            <draw:text-box>
              <text:p><text:span text:style-name="T2">Subcircuito 1</text:span></text:p>
            </draw:text-box>
          </draw:frame>
          <draw:frame draw:style-name="gr54" draw:text-style-name="P3" draw:layer="layout" svg:width="4.117cm" svg:height="1.009cm" svg:x="21.367cm" svg:y="6.842cm">
            <draw:text-box>
              <text:p><text:span text:style-name="T2">Subcircuito 2</text:span></text:p>
            </draw:text-box>
          </draw:frame>
        </draw:g>
      </draw:page>
      <draw:page draw:name="page5" draw:style-name="dp1" draw:master-page-name="Default">
        <draw:line draw:style-name="gr23" draw:text-style-name="P1" draw:layer="layout" svg:x1="8.516cm" svg:y1="11.436cm" svg:x2="10.895cm" svg:y2="11.31cm">
          <text:p/>
        </draw:line>
        <draw:line draw:style-name="gr55" draw:text-style-name="P1" draw:layer="layout" svg:x1="12.214cm" svg:y1="11.31cm" svg:x2="14.39cm" svg:y2="10.117cm">
          <text:p/>
        </draw:line>
        <draw:line draw:style-name="gr23" draw:text-style-name="P1" draw:layer="layout" svg:x1="15.929cm" svg:y1="9.677cm" svg:x2="17.93cm" svg:y2="10.044cm">
          <text:p/>
        </draw:line>
        <draw:line draw:style-name="gr23" draw:text-style-name="P1" draw:layer="layout" svg:x1="15.072cm" svg:y1="15.708cm" svg:x2="17.93cm" svg:y2="13.069cm">
          <text:p/>
        </draw:line>
        <draw:line draw:style-name="gr55" draw:text-style-name="P1" draw:layer="layout" svg:x1="11.554cm" svg:y1="15.927cm" svg:x2="13.753cm" svg:y2="15.927cm">
          <text:p/>
        </draw:line>
        <draw:line draw:style-name="gr23" draw:text-style-name="P1" draw:layer="layout" svg:x1="8.318cm" svg:y1="14.828cm" svg:x2="10.235cm" svg:y2="15.927cm">
          <text:p/>
        </draw:line>
        <draw:g>
          <draw:custom-shape draw:style-name="gr19"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1.792cm" svg:height="0.985cm" svg:x="7.13cm" svg:y="6.373cm">
            <draw:text-box>
              <text:p><text:span text:style-name="T2">inp1</text:span></text:p>
            </draw:text-box>
          </draw:frame>
        </draw:g>
        <draw:g>
          <draw:custom-shape draw:style-name="gr19"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 draw:layer="layout" svg:width="2.261cm" svg:height="0.985cm" svg:x="7.27cm" svg:y="10.497cm">
            <draw:text-box>
              <text:p><text:span text:style-name="T2">inp2</text:span></text:p>
            </draw:text-box>
          </draw:frame>
        </draw:g>
        <draw:g>
          <draw:custom-shape draw:style-name="gr21"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 draw:layer="layout" svg:width="1.69cm" svg:height="0.985cm" svg:x="7.055cm" svg:y="13.495cm">
            <draw:text-box>
              <text:p><text:span text:style-name="T2">f1:q</text:span></text:p>
            </draw:text-box>
          </draw:frame>
        </draw:g>
        <draw:g>
          <draw:custom-shape draw:style-name="gr20"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 draw:layer="layout" svg:width="2.306cm" svg:height="1.255cm" svg:x="10.251cm" svg:y="14.716cm">
            <draw:text-box>
              <text:p><text:span text:style-name="T1">u2:a</text:span></text:p>
            </draw:text-box>
          </draw:frame>
        </draw:g>
        <draw:g>
          <draw:custom-shape draw:style-name="gr20"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2" draw:layer="layout" svg:width="2.306cm" svg:height="0.929cm" svg:x="13.733cm" svg:y="14.577cm">
            <draw:text-box>
              <text:p><text:span text:style-name="T1">u2:o</text:span></text:p>
            </draw:text-box>
          </draw:frame>
        </draw:g>
        <draw:g>
          <draw:custom-shape draw:style-name="gr20"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0.784cm" svg:y="7.383cm">
            <draw:text-box>
              <text:p><text:span text:style-name="T1">u1:a</text:span></text:p>
            </draw:text-box>
          </draw:frame>
        </draw:g>
        <draw:g>
          <draw:custom-shape draw:style-name="gr20"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2.307cm" svg:height="1.255cm" svg:x="10.761cm" svg:y="10.283cm">
            <draw:text-box>
              <text:p><text:span text:style-name="T1">u1:b</text:span></text:p>
            </draw:text-box>
          </draw:frame>
        </draw:g>
        <draw:g>
          <draw:custom-shape draw:style-name="gr20"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4.375cm" svg:y="8.541cm">
            <draw:text-box>
              <text:p><text:span text:style-name="T1">u1:o</text:span></text:p>
            </draw:text-box>
          </draw:frame>
        </draw:g>
        <draw:g>
          <draw:custom-shape draw:style-name="gr21"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3" draw:layer="layout" svg:width="1.69cm" svg:height="0.985cm" svg:x="17.918cm" svg:y="8.932cm">
            <draw:text-box>
              <text:p><text:span text:style-name="T2">f1:d</text:span></text:p>
            </draw:text-box>
          </draw:frame>
        </draw:g>
        <draw:g>
          <draw:custom-shape draw:style-name="gr2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551cm" svg:height="0.985cm" svg:x="17.855cm" svg:y="11.616cm">
            <draw:text-box>
              <text:p><text:span text:style-name="T2">out</text:span></text:p>
            </draw:text-box>
          </draw:frame>
        </draw:g>
        <draw:line draw:style-name="gr30" draw:text-style-name="P1" draw:layer="layout" svg:x1="3.491cm" svg:y1="10.65cm" svg:x2="6.976cm" svg:y2="7.918cm">
          <text:p/>
        </draw:line>
        <draw:line draw:style-name="gr31" draw:text-style-name="P1" draw:layer="layout" svg:x1="3.711cm" svg:y1="11.09cm" svg:x2="6.976cm" svg:y2="11.656cm">
          <text:p/>
        </draw:line>
        <draw:line draw:style-name="gr31" draw:text-style-name="P1" draw:layer="layout" svg:x1="3.491cm" svg:y1="11.53cm" svg:x2="6.976cm" svg:y2="14.515cm">
          <text:p/>
        </draw:line>
        <draw:line draw:style-name="gr31" draw:text-style-name="P1" draw:layer="layout" svg:x1="19.179cm" svg:y1="10.19cm" svg:x2="23.248cm" svg:y2="10.997cm">
          <text:p/>
        </draw:line>
        <draw:line draw:style-name="gr31" draw:text-style-name="P1" draw:layer="layout" svg:x1="19.063cm" svg:y1="12.642cm" svg:x2="23.235cm" svg:y2="11.473cm">
          <text:p/>
        </draw:line>
        <draw:g>
          <draw:custom-shape draw:style-name="gr29"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1.962cm" svg:height="0.985cm" svg:x="2.34cm" svg:y="9.99cm">
            <draw:text-box>
              <text:p><text:span text:style-name="T2">fonte</text:span></text:p>
            </draw:text-box>
          </draw:frame>
        </draw:g>
        <draw:g>
          <draw:custom-shape draw:style-name="gr29"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5" draw:text-style-name="P3" draw:layer="layout" svg:width="2.614cm" svg:height="1.253cm" svg:x="22.944cm" svg:y="10.144cm">
            <draw:text-box>
              <text:p><text:span text:style-name="T2">terminal</text:span></text:p>
            </draw:text-box>
          </draw:frame>
        </draw:g>
        <draw:line draw:style-name="gr23" draw:text-style-name="P1" draw:layer="layout" svg:x1="8.548cm" svg:y1="7.572cm" svg:x2="10.967cm" svg:y2="8.232cm">
          <text:p/>
        </draw:line>
        <draw:line draw:style-name="gr55" draw:text-style-name="P1" draw:layer="layout" svg:x1="12.286cm" svg:y1="8.671cm" svg:x2="14.485cm" svg:y2="9.331cm">
          <text:p/>
        </draw:line>
      </draw:page>
      <draw:page draw:name="page6" draw:style-name="dp1" draw:master-page-name="Default">
        <draw:g>
          <draw:line draw:style-name="gr23" draw:text-style-name="P1" draw:layer="layout" svg:x1="11.033cm" svg:y1="11.752cm" svg:x2="13.09cm" svg:y2="11.176cm">
            <text:p/>
          </draw:line>
          <draw:line draw:style-name="gr55" draw:text-style-name="P1" draw:layer="layout" svg:x1="14.434cm" svg:y1="10.984cm" svg:x2="16.162cm" svg:y2="10.6cm">
            <text:p/>
          </draw:line>
          <draw:line draw:style-name="gr23" draw:text-style-name="P1" draw:layer="layout" svg:x1="17.506cm" svg:y1="10.216cm" svg:x2="19.288cm" svg:y2="10.216cm">
            <text:p/>
          </draw:line>
          <draw:line draw:style-name="gr23" draw:text-style-name="P1" draw:layer="layout" svg:x1="17.93cm" svg:y1="14.247cm" svg:x2="19.315cm" svg:y2="14.329cm">
            <text:p/>
          </draw:line>
          <draw:line draw:style-name="gr55" draw:text-style-name="P1" draw:layer="layout" svg:x1="14.434cm" svg:y1="14.247cm" svg:x2="16.738cm" svg:y2="14.247cm">
            <text:p/>
          </draw:line>
          <draw:line draw:style-name="gr23" draw:text-style-name="P1" draw:layer="layout" svg:x1="11.033cm" svg:y1="14.631cm" svg:x2="13.09cm" svg:y2="14.247cm">
            <text:p/>
          </draw:line>
          <draw:g>
            <draw:custom-shape draw:style-name="gr19" draw:text-style-name="P1" draw:layer="layout" svg:width="0.768cm" svg:height="0.768cm" svg:x="9.978cm" svg:y="7.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974cm" svg:height="1.096cm" svg:x="9.821cm" svg:y="7.223cm">
              <draw:text-box>
                <text:p><text:span text:style-name="T2">inp1</text:span></text:p>
              </draw:text-box>
            </draw:frame>
          </draw:g>
          <draw:g>
            <draw:custom-shape draw:style-name="gr19" draw:text-style-name="P1" draw:layer="layout" svg:width="0.768cm" svg:height="0.768cm" svg:x="10.073cm" svg:y="1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3" draw:layer="layout" svg:width="1.974cm" svg:height="1.096cm" svg:x="9.763cm" svg:y="11.033cm">
              <draw:text-box>
                <text:p><text:span text:style-name="T2">inp2</text:span></text:p>
              </draw:text-box>
            </draw:frame>
          </draw:g>
          <draw:g>
            <draw:custom-shape draw:style-name="gr21" draw:text-style-name="P1" draw:layer="layout" svg:width="0.768cm" svg:height="0.768cm" svg:x="10.04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3" draw:layer="layout" svg:width="1.834cm" svg:height="1.096cm" svg:x="9.763cm" svg:y="13.62cm">
              <draw:text-box>
                <text:p><text:span text:style-name="T2">f1:q</text:span></text:p>
              </draw:text-box>
            </draw:frame>
          </draw:g>
          <draw:g>
            <draw:custom-shape draw:style-name="gr69" draw:text-style-name="P1" draw:layer="layout" svg:width="0.768cm" svg:height="0.767cm" svg:x="13.282cm" svg:y="1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2.965cm" svg:y="13.165cm">
              <draw:text-box>
                <text:p><text:span text:style-name="T1">u2:a</text:span></text:p>
              </draw:text-box>
            </draw:frame>
          </draw:g>
          <draw:g>
            <draw:custom-shape draw:style-name="gr69" draw:text-style-name="P1" draw:layer="layout" svg:width="0.768cm" svg:height="0.767cm" svg:x="16.93cm" svg:y="1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013cm" svg:height="1.096cm" svg:x="16.621cm" svg:y="13.112cm">
              <draw:text-box>
                <text:p><text:span text:style-name="T1">u2:o</text:span></text:p>
              </draw:text-box>
            </draw:frame>
          </draw:g>
          <draw:g>
            <draw:custom-shape draw:style-name="gr69" draw:text-style-name="P1" draw:layer="layout" svg:width="0.768cm" svg:height="0.768cm" svg:x="13.282cm" svg:y="8.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013cm" svg:height="1.096cm" svg:x="13.065cm" svg:y="8.159cm">
              <draw:text-box>
                <text:p><text:span text:style-name="T1">u1:a</text:span></text:p>
              </draw:text-box>
            </draw:frame>
          </draw:g>
          <draw:g>
            <draw:custom-shape draw:style-name="gr69" draw:text-style-name="P1" draw:layer="layout" svg:width="0.767cm" svg:height="0.768cm" svg:x="13.28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2.865cm" svg:y="9.89cm">
              <draw:text-box>
                <text:p><text:span text:style-name="T1">u1:b</text:span></text:p>
              </draw:text-box>
            </draw:frame>
          </draw:g>
          <draw:g>
            <draw:custom-shape draw:style-name="gr69" draw:text-style-name="P1" draw:layer="layout" svg:width="0.768cm" svg:height="0.768cm" svg:x="16.394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6.104cm" svg:y="9.101cm">
              <draw:text-box>
                <text:p><text:span text:style-name="T1">u1:o</text:span></text:p>
              </draw:text-box>
            </draw:frame>
          </draw:g>
          <draw:g>
            <draw:custom-shape draw:style-name="gr21" draw:text-style-name="P1" draw:layer="layout" svg:width="0.767cm" svg:height="0.768cm" svg:x="19.521cm" svg:y="9.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 draw:text-style-name="P3" draw:layer="layout" svg:width="1.833cm" svg:height="1.096cm" svg:x="19.288cm" svg:y="9.001cm">
              <draw:text-box>
                <text:p><text:span text:style-name="T2">f1:d</text:span></text:p>
              </draw:text-box>
            </draw:frame>
          </draw:g>
          <draw:g>
            <draw:custom-shape draw:style-name="gr19" draw:text-style-name="P1" draw:layer="layout" svg:width="0.768cm" svg:height="0.767cm" svg:x="19.437cm" svg:y="13.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656cm" svg:height="1.096cm" svg:x="19.261cm" svg:y="13.139cm">
              <draw:text-box>
                <text:p><text:span text:style-name="T2">out</text:span></text:p>
              </draw:text-box>
            </draw:frame>
          </draw:g>
          <draw:line draw:style-name="gr30" draw:text-style-name="P1" draw:layer="layout" svg:x1="3.381cm" svg:y1="11.258cm" svg:x2="5.989cm" svg:y2="9.53cm">
            <text:p/>
          </draw:line>
          <draw:line draw:style-name="gr31" draw:text-style-name="P1" draw:layer="layout" svg:x1="3.602cm" svg:y1="11.833cm" svg:x2="6.181cm" svg:y2="12.025cm">
            <text:p/>
          </draw:line>
          <draw:line draw:style-name="gr31" draw:text-style-name="P1" draw:layer="layout" svg:x1="3.41cm" svg:y1="12.299cm" svg:x2="6.181cm" svg:y2="13.945cm">
            <text:p/>
          </draw:line>
          <draw:line draw:style-name="gr31" draw:text-style-name="P1" draw:layer="layout" svg:x1="20.632cm" svg:y1="10.216cm" svg:x2="23.896cm" svg:y2="11.368cm">
            <text:p/>
          </draw:line>
          <draw:line draw:style-name="gr31" draw:text-style-name="P1" draw:layer="layout" svg:x1="20.467cm" svg:y1="14.137cm" svg:x2="23.895cm" svg:y2="12.136cm">
            <text:p/>
          </draw:line>
          <draw:g>
            <draw:custom-shape draw:style-name="gr29" draw:text-style-name="P1" draw:layer="layout" svg:width="0.768cm" svg:height="0.768cm" svg:x="2.533cm" svg:y="11.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2.192cm" svg:height="1.095cm" svg:x="2.016cm" svg:y="10.7cm">
              <draw:text-box>
                <text:p><text:span text:style-name="T2">fonte</text:span></text:p>
              </draw:text-box>
            </draw:frame>
          </draw:g>
          <draw:g>
            <draw:custom-shape draw:style-name="gr29" draw:text-style-name="P1" draw:layer="layout" svg:width="0.768cm" svg:height="0.768cm" svg:x="24.087cm" svg:y="11.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3.037cm" svg:height="0.778cm" svg:x="23.703cm" svg:y="10.598cm">
              <draw:text-box>
                <text:p><text:span text:style-name="T2">terminal</text:span></text:p>
              </draw:text-box>
            </draw:frame>
          </draw:g>
          <draw:line draw:style-name="gr23" draw:text-style-name="P1" draw:layer="layout" svg:x1="11.061cm" svg:y1="8.378cm" svg:x2="13.173cm" svg:y2="8.954cm">
            <text:p/>
          </draw:line>
          <draw:line draw:style-name="gr55" draw:text-style-name="P1" draw:layer="layout" svg:x1="14.325cm" svg:y1="9.338cm" svg:x2="16.245cm" svg:y2="9.914cm">
            <text:p/>
          </draw:line>
          <draw:g>
            <draw:custom-shape draw:style-name="gr19" draw:text-style-name="P1" draw:layer="layout" svg:width="0.768cm" svg:height="0.768cm" svg:x="6.372cm" svg:y="8.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2.512cm" svg:height="1.096cm" svg:x="5.953cm" svg:y="7.985cm">
              <draw:text-box>
                <text:p><text:span text:style-name="T2">inp1:a</text:span></text:p>
              </draw:text-box>
            </draw:frame>
          </draw:g>
          <draw:g>
            <draw:custom-shape draw:style-name="gr19" draw:text-style-name="P1" draw:layer="layout" svg:width="0.768cm" svg:height="0.768cm" svg:x="6.372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2.512cm" svg:height="1.096cm" svg:x="5.953cm" svg:y="10.906cm">
              <draw:text-box>
                <text:p><text:span text:style-name="T2">inp2:a</text:span></text:p>
              </draw:text-box>
            </draw:frame>
          </draw:g>
          <draw:g>
            <draw:custom-shape draw:style-name="gr21" draw:text-style-name="P1" draw:layer="layout" svg:width="0.768cm" svg:height="0.768cm" svg:x="6.372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2.114cm" svg:height="1.096cm" svg:x="6.08cm" svg:y="13.239cm">
              <draw:text-box>
                <text:p><text:span text:style-name="T2">f1:ck</text:span></text:p>
              </draw:text-box>
            </draw:frame>
          </draw:g>
          <draw:line draw:style-name="gr55" draw:text-style-name="P1" draw:layer="layout" svg:x1="7.332cm" svg:y1="8.954cm" svg:x2="9.716cm" svg:y2="8.378cm">
            <text:p/>
          </draw:line>
          <draw:line draw:style-name="gr55" draw:text-style-name="P1" draw:layer="layout" svg:x1="7.332cm" svg:y1="12.025cm" svg:x2="9.714cm" svg:y2="12.025cm">
            <text:p/>
          </draw:line>
          <draw:line draw:style-name="gr55" draw:text-style-name="P1" draw:layer="layout" svg:x1="7.332cm" svg:y1="14.521cm" svg:x2="9.713cm" svg:y2="14.71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T2M37S</meta:editing-duration>
    <meta:editing-cycles>4</meta:editing-cycles>
    <meta:generator>LibreOffice/3.5$Linux_X86_64 LibreOffice_project/350m1$Build-2</meta:generator>
    <dc:date>2013-09-19T13:27:21</dc:date>
    <dc:creator>Chrystian Guth</dc:creator>
    <meta:document-statistic meta:object-count="264"/>
  </office:meta>
</office:document-meta>
</file>